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579d1c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ackground-color="#c5000b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9" office:value-type="string" calcext:value-type="string">
            <text:p>14 Jul</text:p>
          </table:table-cell>
          <table:table-cell table:style-name="ce9" office:value-type="string" calcext:value-type="string">
            <text:p>21 Jul</text:p>
          </table:table-cell>
          <table:table-cell table:style-name="ce9" office:value-type="string" calcext:value-type="string">
            <text:p>28 Jul</text:p>
          </table:table-cell>
          <table:table-cell table:style-name="ce9" office:value-type="string" calcext:value-type="string">
            <text:p>4 Aug</text:p>
          </table:table-cell>
          <table:table-cell table:style-name="ce9" office:value-type="string" calcext:value-type="string">
            <text:p>11 Aug</text:p>
          </table:table-cell>
          <table:table-cell table:style-name="ce9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1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1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*</text:p>
          </table:table-cell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1"/>
          <table:table-cell table:number-columns-repeated="14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1">
          <table:table-cell table:style-name="ce4" office:value-type="string" calcext:value-type="string">
            <text:p>Design PCB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 table:number-columns-repeated="2"/>
          <table:table-cell table:style-name="ce11" table:number-columns-repeated="4"/>
          <table:table-cell table:number-columns-repeated="15"/>
        </table:table-row>
        <table:table-row table:style-name="ro1">
          <table:table-cell table:style-name="ce5" office:value-type="string" calcext:value-type="string">
            <text:p>Manufacture PCBs</text:p>
          </table:table-cell>
          <table:table-cell table:number-columns-repeated="5"/>
          <table:table-cell table:style-name="ce1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Buy LEDs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1" table:number-columns-repeated="4"/>
          <table:table-cell table:number-columns-repeated="14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/>
          <table:table-cell table:style-name="ce15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5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5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5"/>
          <table:table-cell table:style-name="ce1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02:20:05.829720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11T02:21:58.467095355</dc:date>
    <dc:creator>David Turner</dc:creator>
    <meta:editing-duration>PT13H26M43S</meta:editing-duration>
    <meta:editing-cycles>20</meta:editing-cycles>
    <meta:generator>LibreOffice/4.2.4.2$Linux_X86_64 LibreOffice_project/420m0$Build-2</meta:generator>
    <meta:document-statistic meta:table-count="1" meta:cell-count="43" meta:object-count="0"/>
  </office:meta>
</office:document-meta>
</file>